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idact Gothic" svg:font-family="'Didact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idact Gothic" fo:font-size="20pt" officeooo:rsid="00071784" officeooo:paragraph-rsid="00071784" style:font-size-asian="20pt" style:font-size-complex="20pt"/>
    </style:style>
    <style:style style:name="P2" style:family="paragraph" style:parent-style-name="Standard">
      <style:text-properties style:font-name="Didact Gothic" fo:font-size="20pt" officeooo:rsid="0008a9a9" officeooo:paragraph-rsid="0008a9a9" style:font-size-asian="20pt" style:font-size-complex="20pt"/>
    </style:style>
    <style:style style:name="P3" style:family="paragraph" style:parent-style-name="Standard">
      <style:text-properties style:font-name="Comic Sans MS" fo:font-size="60pt" officeooo:rsid="00096f62" officeooo:paragraph-rsid="00096f62" style:font-size-asian="60pt" style:font-size-complex="60pt"/>
    </style:style>
    <style:style style:name="P4" style:family="paragraph" style:parent-style-name="Standard">
      <style:paragraph-properties fo:text-align="center" style:justify-single-word="false"/>
      <style:text-properties style:font-name="Comic Sans MS" fo:font-size="60pt" fo:font-weight="bold" officeooo:rsid="00096f62" officeooo:paragraph-rsid="00096f62" style:font-size-asian="60pt" style:font-weight-asian="bold" style:font-size-complex="60pt" style:font-weight-complex="bold"/>
    </style:style>
    <style:style style:name="P5" style:family="paragraph" style:parent-style-name="Standard">
      <style:text-properties style:font-name="Comic Sans MS" fo:font-size="72pt" officeooo:rsid="0008a9a9" officeooo:paragraph-rsid="00096f62" style:font-size-asian="72pt" style:font-size-complex="72pt"/>
    </style:style>
    <style:style style:name="P6" style:family="paragraph" style:parent-style-name="Standard">
      <style:text-properties style:font-name="Comic Sans MS" fo:font-size="36pt" officeooo:rsid="00096f62" officeooo:paragraph-rsid="00096f62" style:font-size-asian="31.5pt" style:font-size-complex="36pt"/>
    </style:style>
    <style:style style:name="P7" style:family="paragraph" style:parent-style-name="Standard">
      <style:paragraph-properties fo:break-before="page"/>
      <style:text-properties style:font-name="Comic Sans MS" fo:font-size="80pt" officeooo:rsid="00096f62" officeooo:paragraph-rsid="00096f62" style:font-size-asian="80pt" style:font-size-complex="80pt"/>
    </style:style>
    <style:style style:name="P8" style:family="paragraph" style:parent-style-name="Standard">
      <style:paragraph-properties fo:text-align="center" style:justify-single-word="false" fo:break-before="page"/>
      <style:text-properties style:font-name="Comic Sans MS" fo:font-size="60pt" fo:font-weight="bold" officeooo:rsid="00096f62" officeooo:paragraph-rsid="00096f62" style:font-size-asian="60pt" style:font-weight-asian="bold" style:font-size-complex="60pt" style:font-weight-complex="bold"/>
    </style:style>
    <style:style style:name="P9" style:family="paragraph" style:parent-style-name="Standard" style:master-page-name="Portrait">
      <style:paragraph-properties fo:text-align="center" style:justify-single-word="false" style:page-number="auto"/>
      <style:text-properties style:font-name="Didact Gothic" fo:font-size="20pt" fo:font-style="normal" style:text-underline-style="solid" style:text-underline-width="auto" style:text-underline-color="font-color" fo:font-weight="bold" officeooo:rsid="00071784" officeooo:paragraph-rsid="00071784" style:font-size-asian="20pt" style:font-style-asian="normal" style:font-weight-asian="bold" style:font-size-complex="20pt" style:font-style-complex="normal" style:font-weight-complex="bold"/>
    </style:style>
    <style:style style:name="P10" style:family="paragraph" style:parent-style-name="Standard">
      <style:text-properties style:font-name="Didact Gothic" fo:font-size="20pt" officeooo:rsid="00071784" officeooo:paragraph-rsid="00071784" style:font-size-asian="20pt" style:font-size-complex="20pt"/>
    </style:style>
    <style:style style:name="P11" style:family="paragraph" style:parent-style-name="Standard">
      <style:text-properties style:font-name="Didact Gothic" fo:font-size="20pt" officeooo:rsid="00071784" officeooo:paragraph-rsid="000b4d95" style:font-size-asian="20pt" style:font-size-complex="20pt"/>
    </style:style>
    <style:style style:name="T1" style:family="text">
      <style:text-properties officeooo:rsid="0008a9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Places we can put boxes</text:p>
      <text:p text:style-name="P1">Library</text:p>
      <text:p text:style-name="P1"/>
      <text:p text:style-name="P1"/>
      <text:p text:style-name="P11">Reception</text:p>
      <text:p text:style-name="P1"/>
      <text:p text:style-name="P2">Front Office</text:p>
      <text:p text:style-name="P1"/>
      <text:p text:style-name="P1"/>
      <text:p text:style-name="P1">Resource Creation</text:p>
      <text:p text:style-name="P1"/>
      <text:p text:style-name="P1"/>
      <text:p text:style-name="P1">Kitchen</text:p>
      <text:p text:style-name="P1"/>
      <text:p text:style-name="P1"><text:span text:style-name="T1">Back</text:span> Office</text:p>
      <text:p text:style-name="P1"/>
      <text:p text:style-name="P1">Therapy Room</text:p>
      <text:p text:style-name="P1"/>
      <text:p text:style-name="P1"/>
      <text:p text:style-name="P1">Stock Room</text:p>
      <text:p text:style-name="P1"/>
      <text:p text:style-name="P1"/>
      <text:p text:style-name="P1">Training Room</text:p>
      <text:p text:style-name="P5">Front Office</text:p>
      <text:p text:style-name="P7">Back Office</text:p>
      <text:p text:style-name="P8">Through to</text:p>
      <text:p text:style-name="P3">Back Office</text:p>
      <text:p text:style-name="P6"/>
      <text:p text:style-name="P3">Therapy Room</text:p>
      <text:p text:style-name="P6"/>
      <text:p text:style-name="P4">Upstairs for</text:p>
      <text:p text:style-name="P3">Training</text:p>
      <text:p text:style-name="P6"/>
      <text:p text:style-name="P3">Stock Ro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idact Gothic" svg:font-family="'Didact Gothic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Portrait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0:05:35.483583769</meta:creation-date>
    <dc:date>2017-10-27T14:38:52.527886198</dc:date>
    <meta:editing-duration>PT5H12M5S</meta:editing-duration>
    <meta:editing-cycles>4</meta:editing-cycles>
    <meta:generator>LibreOffice/4.4.2.2$Linux_x86 LibreOffice_project/40m0$Build-2</meta:generator>
    <meta:print-date>2017-02-08T09:47:29.526942202</meta:print-date>
    <meta:document-statistic meta:table-count="0" meta:image-count="0" meta:object-count="0" meta:page-count="3" meta:paragraph-count="18" meta:word-count="35" meta:character-count="207" meta:non-whitespace-character-count="190"/>
  </office:meta>
</office:document-meta>
</file>